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Ubuntu" svg:font-family="Ubuntu"/>
    <style:font-face style:name="Tlwg Typo" svg:font-family="&quot;Tlwg Typ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Ubuntu" style:font-name-asian="Ubuntu" style:font-name-complex="Ubuntu" fo:font-size="8pt" style:font-size-asian="8pt" style:font-size-complex="8pt"/>
    </style:style>
    <style:style style:name="ce3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5" style:family="table-cell" style:parent-style-name="Default" style:data-style-name="N36">
      <style:table-cell-properties fo:border="thin solid #000000" style:vertical-align="middle" fo:background-color="#EEEEEE"/>
      <style:text-properties style:font-name="Ubuntu" style:font-name-asian="Ubuntu" style:font-name-complex="Ubuntu"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style:vertical-align="middle" fo:background-color="#EEEEEE"/>
      <style:text-properties style:font-name="Ubuntu" style:font-name-asian="Ubuntu" style:font-name-complex="Ubuntu" fo:font-size="8pt" style:font-size-asian="8pt" style:font-size-complex="8pt"/>
    </style:style>
    <style:style style:name="ce7" style:family="table-cell" style:parent-style-name="Default" style:data-style-name="N14">
      <style:table-cell-properties fo:border="thin solid #000000" style:vertical-align="middle" fo:background-color="#EEEEEE"/>
      <style:text-properties style:font-name="Ubuntu" style:font-name-asian="Ubuntu" style:font-name-complex="Ubuntu" fo:font-size="8pt" style:font-size-asian="8pt" style:font-size-complex="8pt"/>
    </style:style>
    <style:style style:name="ce8" style:family="table-cell" style:parent-style-name="Default" style:data-style-name="N36">
      <style:table-cell-properties style:vertical-align="middle"/>
      <style:text-properties style:font-name="Ubuntu" style:font-name-asian="Ubuntu" style:font-name-complex="Ubuntu" fo:font-size="8pt" style:font-size-asian="8pt" style:font-size-complex="8pt"/>
    </style:style>
    <style:style style:name="ce9" style:family="table-cell" style:parent-style-name="Default" style:data-style-name="N36">
      <style:table-cell-properties style:vertical-align="middle"/>
      <style:text-properties style:font-name="Tlwg Typo" style:font-name-asian="Tlwg Typo" style:font-name-complex="Tlwg Typo"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 style:vertical-align="middle"/>
      <style:text-properties style:font-name="Ubuntu" style:font-name-asian="Ubuntu" style:font-name-complex="Ubuntu" fo:font-size="8pt" style:font-size-asian="8pt" style:font-size-complex="8pt"/>
    </style:style>
    <style:style style:name="ce11" style:family="table-cell" style:parent-style-name="ConditionalStyle_1_32_1" style:data-style-name="N0">
      <style:table-cell-properties fo:border="thin solid #000000" style:vertical-align="middle" fo:background-color="#DDDDDD" style:cell-protect="protected" style:repeat-content="false"/>
      <style:paragraph-properties fo:text-align="end" fo:margin-right="0cm"/>
      <style:text-properties style:font-name="Ubuntu" style:font-name-asian="Ubuntu" style:font-name-complex="Ubuntu" fo:font-size="8pt" style:font-size-asian="8pt" style:font-size-complex="8pt"/>
    </style:style>
    <style:style style:name="ce12" style:family="table-cell" style:parent-style-name="Default" style:data-style-name="N14">
      <style:table-cell-properties fo:border="thin solid #000000" style:vertical-align="middle" fo:background-color="#DDDDDD"/>
      <style:text-properties style:font-name="Ubuntu" style:font-name-asian="Ubuntu" style:font-name-complex="Ubuntu"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Ubuntu" style:font-name-asian="Ubuntu" style:font-name-complex="Ubuntu" fo:font-size="6pt" style:font-size-asian="6pt" style:font-size-complex="6pt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16" style:family="table-cell" style:parent-style-name="Default" style:data-style-name="N36">
      <style:table-cell-properties fo:border="thin solid #000000" style:vertical-align="middle" fo:background-color="#81D41A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17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18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19" style:family="table-cell" style:parent-style-name="Default" style:data-style-name="N13">
      <style:table-cell-properties fo:border="thin solid #000000" style:vertical-align="middle" fo:background-color="transparent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20" style:family="table-cell" style:parent-style-name="Default" style:data-style-name="N37">
      <style:table-cell-properties style:vertical-align="middle"/>
      <style:text-properties style:font-name="Ubuntu" style:font-name-asian="Ubuntu" style:font-name-complex="Ubuntu" fo:font-size="8pt" style:font-size-asian="8pt" style:font-size-complex="8pt"/>
    </style:style>
    <style:style style:name="ce21" style:family="table-cell" style:parent-style-name="Default" style:data-style-name="N1">
      <style:table-cell-properties fo:border="thin solid #000000" style:vertical-align="middle" fo:background-color="#EEEEE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22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middle" fo:background-color="#81D41A"/>
      <style:text-properties style:font-name="Ubuntu" style:font-name-asian="Ubuntu" style:font-name-complex="Ubuntu" fo:font-size="8pt" style:font-size-asian="8pt" style:font-size-complex="8pt"/>
    </style:style>
    <style:style style:name="ce24" style:family="table-cell" style:parent-style-name="Default" style:data-style-name="N0">
      <style:table-cell-properties style:vertical-align="middle" fo:background-color="transparent"/>
      <style:text-properties style:font-name="Ubuntu" style:font-name-asian="Ubuntu" style:font-name-complex="Ubuntu"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26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27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307916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1.190625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6.3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34.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8" style:family="table-cell" style:parent-style-name="Default" style:data-style-name="N14">
      <style:table-cell-properties fo:border="thin solid #000000" style:vertical-align="middle" fo:background-color="#DDDDDD"/>
      <style:text-properties style:font-name="Ubuntu" style:font-name-asian="Ubuntu" style:font-name-complex="Ubuntu" fo:font-size="8pt" style:font-size-asian="8pt" style:font-size-complex="8pt"/>
      <style:map style:condition="of:cell-content()&gt;1" style:apply-style-name="cf2"/>
      <style:map style:condition="of:cell-content()=1" style:apply-style-name="cf1"/>
    </style:style>
    <style:style style:name="ce29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  <style:map style:condition="of:cell-content()&lt;0" style:apply-style-name="cf2"/>
    </style:style>
    <style:style style:name="ce30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  <style:map style:condition="of:cell-content()&lt;0" style:apply-style-name="cf2"/>
    </style:style>
    <style:style style:name="ce31" style:family="table-cell" style:parent-style-name="Default" style:data-style-name="N13">
      <style:table-cell-properties fo:border="thin solid #000000" style:vertical-align="middle" fo:background-color="transparent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  <style:map style:condition="of:cell-content()&gt;1" style:apply-style-name="cf2"/>
      <style:map style:condition="of:cell-content()=1" style:apply-style-name="cf1"/>
    </style:style>
    <style:style style:name="ce32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  <style:map style:condition="of:cell-content()&gt;1" style:apply-style-name="cf2"/>
      <style:map style:condition="of:cell-content()=1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 table:maximum-difference="1E-4"/>
      </table:calculation-settings>
      <table:table table:name="group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13">
            <text:p>so5g3</text:p>
          </table:table-cell>
          <table:covered-table-cell table:number-columns-repeated="2"/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3">
            <text:p>NMec</text:p>
          </table:table-cell>
          <table:table-cell office:value-type="string" table:style-name="ce3">
            <text:p>Nome</text:p>
          </table:table-cell>
          <table:table-cell office:value-type="string" table:style-name="ce4">
            <text:p>Participação global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08237" table:style-name="ce5">
            <text:p>108237</text:p>
          </table:table-cell>
          <table:table-cell office:value-type="string" table:style-name="ce6">
            <text:p>AFONSO LUIS OLIVEIRA BAIXO</text:p>
          </table:table-cell>
          <table:table-cell office:value-type="percentage" office:value="0.17499999999999999" table:style-name="ce7">
            <text:p>17,5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07214" table:style-name="ce5">
            <text:p>107214</text:p>
          </table:table-cell>
          <table:table-cell office:value-type="string" table:style-name="ce6">
            <text:p>BEATRIZ FILIPA DA SILVA FERREIRA</text:p>
          </table:table-cell>
          <table:table-cell office:value-type="percentage" office:value="0.16" table:style-name="ce7">
            <text:p>16,0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02954" table:style-name="ce5">
            <text:p>102954</text:p>
          </table:table-cell>
          <table:table-cell office:value-type="string" table:style-name="ce6">
            <text:p>DIOGO MARTINS NUNES MAIA BORGES</text:p>
          </table:table-cell>
          <table:table-cell office:value-type="percentage" office:value="0.155" table:style-name="ce7">
            <text:p>15,5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03511" table:style-name="ce5">
            <text:p>103511</text:p>
          </table:table-cell>
          <table:table-cell office:value-type="string" table:style-name="ce6">
            <text:p>LUÍS ERNESTO FERREIRA DÁ MESQUITA DE CASTRO LEAL</text:p>
          </table:table-cell>
          <table:table-cell office:value-type="percentage" office:value="0.17100000000000001" table:style-name="ce7">
            <text:p>17,10%</text:p>
          </table:table-cell>
          <table:table-cell table:style-name="ce8"/>
          <table:table-cell table:style-name="ce9"/>
          <table:table-cell table:number-columns-repeated="4" table:style-name="ce8"/>
          <table:table-cell table:number-columns-repeated="16375"/>
        </table:table-row>
        <table:table-row table:style-name="ro3">
          <table:table-cell office:value-type="float" office:value="102620" table:style-name="ce5">
            <text:p>102620</text:p>
          </table:table-cell>
          <table:table-cell office:value-type="string" table:style-name="ce6">
            <text:p>PAULO SERGIO RIBEIRO MACEDO</text:p>
          </table:table-cell>
          <table:table-cell office:value-type="percentage" office:value="0.17899999999999999" table:style-name="ce7">
            <text:p>17,9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07245" table:style-name="ce5">
            <text:p>107245</text:p>
          </table:table-cell>
          <table:table-cell office:value-type="string" table:style-name="ce6">
            <text:p>TOMÁS SOUSA FONSECA</text:p>
          </table:table-cell>
          <table:table-cell office:value-type="percentage" office:value="0.16" table:style-name="ce7">
            <text:p>16,0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table:style-name="ce10"/>
          <table:table-cell office:value-type="string" table:style-name="ce11">
            <text:p>Soma de controlo:</text:p>
          </table:table-cell>
          <table:table-cell office:value-type="percentage" office:value="1" table:formula="of:=SUM([.C3:.C8])" table:style-name="ce28">
            <text:p>100,00%</text:p>
          </table:table-cell>
          <table:table-cell table:number-columns-repeated="1021" table:style-name="ce2"/>
          <table:table-cell table:number-columns-repeated="15360"/>
        </table:table-row>
        <table:table-row table:number-rows-repeated="1048567" table:style-name="ro4">
          <table:table-cell table:number-columns-repeated="16384"/>
        </table:table-row>
      </table:table>
      <table:table table:name="participation" table:style-name="ta2">
        <table:table-column table:style-name="co5" table:default-cell-style-name="ce2"/>
        <table:table-column table:style-name="co6" table:default-cell-style-name="ce2"/>
        <table:table-column table:style-name="co7" table:default-cell-style-name="ce15"/>
        <table:table-column table:style-name="co8" table:number-columns-repeated="6" table:default-cell-style-name="ce15"/>
        <table:table-column table:style-name="co9" table:default-cell-style-name="ce15"/>
        <table:table-column table:style-name="co1" table:number-columns-repeated="1014" table:default-cell-style-name="ce2"/>
        <table:table-column table:style-name="co4" table:number-columns-repeated="15360" table:default-cell-style-name="ce1"/>
        <table:table-row table:style-name="ro5">
          <table:table-cell table:number-columns-repeated="3" table:style-name="ce3"/>
          <table:table-cell office:value-type="string" office:string-value="AFONSO LUIS OLIVEIRA BAIXO" table:formula="of:=IF([.D2]=&quot;---&quot;;&quot;---&quot;;VLOOKUP([.D2];[group.$A$3:.$B$8];2;0))" table:style-name="ce14">
            <text:p>AFONSO LUIS OLIVEIRA BAIXO</text:p>
          </table:table-cell>
          <table:table-cell office:value-type="string" office:string-value="BEATRIZ FILIPA DA SILVA FERREIRA" table:formula="of:=IF([.E2]=&quot;---&quot;;&quot;---&quot;;VLOOKUP([.E2];[group.$A$3:.$B$8];2;0))" table:style-name="ce14">
            <text:p>BEATRIZ FILIPA DA SILVA FERREIRA</text:p>
          </table:table-cell>
          <table:table-cell office:value-type="string" office:string-value="DIOGO MARTINS NUNES MAIA BORGES" table:formula="of:=IF([.F2]=&quot;---&quot;;&quot;---&quot;;VLOOKUP([.F2];[group.$A$3:.$B$8];2;0))" table:style-name="ce14">
            <text:p>DIOGO MARTINS NUNES MAIA BORGES</text:p>
          </table:table-cell>
          <table:table-cell office:value-type="string" office:string-value="LUÍS ERNESTO FERREIRA DÁ MESQUITA DE CASTRO LEAL" table:formula="of:=IF([.G2]=&quot;---&quot;;&quot;---&quot;;VLOOKUP([.G2];[group.$A$3:.$B$8];2;0))" table:style-name="ce14">
            <text:p>LUÍS ERNESTO FERREIRA DÁ MESQUITA DE CASTRO LEAL</text:p>
          </table:table-cell>
          <table:table-cell office:value-type="string" office:string-value="PAULO SERGIO RIBEIRO MACEDO" table:formula="of:=IF([.H2]=&quot;---&quot;;&quot;---&quot;;VLOOKUP([.H2];[group.$A$3:.$B$8];2;0))" table:style-name="ce14">
            <text:p>PAULO SERGIO RIBEIRO MACEDO</text:p>
          </table:table-cell>
          <table:table-cell office:value-type="string" office:string-value="TOMÁS SOUSA FONSECA" table:formula="of:=IF([.I2]=&quot;---&quot;;&quot;---&quot;;VLOOKUP([.I2];[group.$A$3:.$B$8];2;0))" table:style-name="ce14">
            <text:p>TOMÁS SOUSA FONSECA</text:p>
          </table:table-cell>
          <table:table-cell table:style-name="ce3"/>
          <table:table-cell table:number-columns-repeated="16374" table:style-name="ce15"/>
        </table:table-row>
        <table:table-row table:style-name="ro3">
          <table:table-cell table:style-name="ce3"/>
          <table:table-cell office:value-type="string" table:style-name="ce3">
            <text:p>Functions</text:p>
          </table:table-cell>
          <table:table-cell office:value-type="string" table:style-name="ce3">
            <text:p>Level</text:p>
          </table:table-cell>
          <table:table-cell office:value-type="float" office:value="108237" table:formula="of:=IF([group.A3]=0;&quot;---&quot;;[group.A3])" table:style-name="ce16">
            <text:p>108237</text:p>
          </table:table-cell>
          <table:table-cell office:value-type="float" office:value="107214" table:formula="of:=IF([group.A4]=0;&quot;---&quot;;[group.A4])" table:style-name="ce16">
            <text:p>107214</text:p>
          </table:table-cell>
          <table:table-cell office:value-type="float" office:value="102954" table:formula="of:=IF([group.A5]=0;&quot;---&quot;;[group.A5])" table:style-name="ce16">
            <text:p>102954</text:p>
          </table:table-cell>
          <table:table-cell office:value-type="float" office:value="103511" table:formula="of:=IF([group.A6]=0;&quot;---&quot;;[group.A6])" table:style-name="ce16">
            <text:p>103511</text:p>
          </table:table-cell>
          <table:table-cell office:value-type="float" office:value="102620" table:formula="of:=IF([group.A7]=0;&quot;---&quot;;[group.A7])" table:style-name="ce16">
            <text:p>102620</text:p>
          </table:table-cell>
          <table:table-cell office:value-type="float" office:value="107245" table:formula="of:=IF([group.A8]=0;&quot;---&quot;;[group.A8])" table:style-name="ce16">
            <text:p>107245</text:p>
          </table:table-cell>
          <table:table-cell office:value-type="string" table:style-name="ce3">
            <text:p>sum</text:p>
          </table:table-cell>
          <table:table-cell table:number-columns-repeated="16374" table:style-name="ce15"/>
        </table:table-row>
        <table:table-row table:style-name="ro3">
          <table:table-cell office:value-type="string" table:number-columns-spanned="1" table:number-rows-spanned="9" table:style-name="ce25">
            <text:p>PCT</text:p>
          </table:table-cell>
          <table:table-cell office:value-type="string" table:style-name="ce10">
            <text:p>pctInit</text:p>
          </table:table-cell>
          <table:table-cell office:value-type="float" office:value="0" table:style-name="ce17">
            <text:p>0</text:p>
          </table:table-cell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table:style-name="ce29"/>
          <table:table-cell table:style-name="ce29"/>
          <table:table-cell office:value-type="percentage" office:value="1" table:formula="of:=SUM([.D3:.I3])" table:style-name="ce31">
            <text:p>100%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covered-table-cell/>
          <table:table-cell office:value-type="string" table:style-name="ce10">
            <text:p>pctTerm</text:p>
          </table:table-cell>
          <table:table-cell office:value-type="float" office:value="2" table:style-name="ce17">
            <text:p>2</text:p>
          </table:table-cell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table:style-name="ce29"/>
          <table:table-cell table:style-name="ce29"/>
          <table:table-cell office:value-type="percentage" office:value="1" table:formula="of:=SUM([.D4:.I4])" table:style-name="ce31">
            <text:p>100%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covered-table-cell/>
          <table:table-cell office:value-type="string" table:style-name="ce10">
            <text:p>pctPrint</text:p>
          </table:table-cell>
          <table:table-cell office:value-type="float" office:value="4" table:style-name="ce17">
            <text:p>4</text:p>
          </table:table-cell>
          <table:table-cell table:style-name="ce29"/>
          <table:table-cell table:style-name="ce29"/>
          <table:table-cell office:value-type="percentage" office:value="0.65" table:style-name="ce29">
            <text:p>65%</text:p>
          </table:table-cell>
          <table:table-cell table:style-name="ce29"/>
          <table:table-cell office:value-type="percentage" office:value="0.35" table:style-name="ce29">
            <text:p>35%</text:p>
          </table:table-cell>
          <table:table-cell table:style-name="ce29"/>
          <table:table-cell office:value-type="percentage" office:value="1" table:formula="of:=SUM([.D5:.I5])" table:style-name="ce31">
            <text:p>100%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covered-table-cell/>
          <table:table-cell office:value-type="string" table:style-name="ce10">
            <text:p>pctInsert</text:p>
          </table:table-cell>
          <table:table-cell office:value-type="float" office:value="3" table:style-name="ce17">
            <text:p>3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office:value-type="percentage" office:value="1" table:formula="of:=SUM([.D6:.I6])" table:style-name="ce31">
            <text:p>100%</text:p>
          </table:table-cell>
          <table:table-cell table:style-name="ce2"/>
          <table:table-cell table:style-name="ce20"/>
          <table:table-cell table:number-columns-repeated="16372"/>
        </table:table-row>
        <table:table-row table:style-name="ro3">
          <table:covered-table-cell/>
          <table:table-cell office:value-type="string" table:style-name="ce10">
            <text:p>pctGetLifetime</text:p>
          </table:table-cell>
          <table:table-cell office:value-type="float" office:value="1" table:style-name="ce17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office:value-type="percentage" office:value="1" table:formula="of:=SUM([.D7:.I7])" table:style-name="ce31">
            <text:p>100%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covered-table-cell/>
          <table:table-cell office:value-type="string" table:style-name="ce10">
            <text:p>pctGetAddressSpaceProfile</text:p>
          </table:table-cell>
          <table:table-cell office:value-type="float" office:value="1" table:style-name="ce17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office:value-type="percentage" office:value="1" table:formula="of:=SUM([.D8:.I8])" table:style-name="ce31">
            <text:p>100%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covered-table-cell/>
          <table:table-cell office:value-type="string" table:style-name="ce10">
            <text:p>pctGetAddressSpaceMapping</text:p>
          </table:table-cell>
          <table:table-cell office:value-type="float" office:value="1" table:style-name="ce17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office:value-type="percentage" office:value="1" table:formula="of:=SUM([.D9:.I9])" table:style-name="ce31">
            <text:p>100%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covered-table-cell/>
          <table:table-cell office:value-type="string" table:style-name="ce10">
            <text:p>pctGetStateAsString</text:p>
          </table:table-cell>
          <table:table-cell office:value-type="float" office:value="1" table:style-name="ce17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office:value-type="percentage" office:value="1" table:formula="of:=SUM([.D10:.I10])" table:style-name="ce31">
            <text:p>100%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covered-table-cell/>
          <table:table-cell office:value-type="string" table:style-name="ce10">
            <text:p>pctUpdateState</text:p>
          </table:table-cell>
          <table:table-cell office:value-type="float" office:value="3" table:style-name="ce17">
            <text:p>3</text:p>
          </table:table-cell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table:style-name="ce29"/>
          <table:table-cell table:style-name="ce29"/>
          <table:table-cell office:value-type="percentage" office:value="1" table:formula="of:=SUM([.D11:.I11])" table:style-name="ce31">
            <text:p>100%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table-cell office:value-type="string" table:number-columns-spanned="1" table:number-rows-spanned="6" table:style-name="ce26">
            <text:p>FEQ</text:p>
          </table:table-cell>
          <table:table-cell office:value-type="string" table:style-name="ce6">
            <text:p>feqInit</text:p>
          </table:table-cell>
          <table:table-cell office:value-type="float" office:value="0" table:style-name="ce21">
            <text:p>0</text:p>
          </table:table-cell>
          <table:table-cell office:value-type="percentage" office:value="1" table:style-name="ce30">
            <text:p>100%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office:value-type="percentage" office:value="1" table:formula="of:=SUM([.D12:.I12])" table:style-name="ce32">
            <text:p>100%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covered-table-cell/>
          <table:table-cell office:value-type="string" table:style-name="ce6">
            <text:p>feqTerm</text:p>
          </table:table-cell>
          <table:table-cell office:value-type="float" office:value="2" table:style-name="ce21">
            <text:p>2</text:p>
          </table:table-cell>
          <table:table-cell table:style-name="ce30"/>
          <table:table-cell table:style-name="ce30"/>
          <table:table-cell table:style-name="ce30"/>
          <table:table-cell office:value-type="percentage" office:value="1" table:style-name="ce30">
            <text:p>100%</text:p>
          </table:table-cell>
          <table:table-cell table:style-name="ce30"/>
          <table:table-cell table:style-name="ce30"/>
          <table:table-cell office:value-type="percentage" office:value="1" table:formula="of:=SUM([.D13:.I13])" table:style-name="ce32">
            <text:p>100%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covered-table-cell/>
          <table:table-cell office:value-type="string" table:style-name="ce6">
            <text:p>feqPrint</text:p>
          </table:table-cell>
          <table:table-cell office:value-type="float" office:value="3" table:style-name="ce21">
            <text:p>3</text:p>
          </table:table-cell>
          <table:table-cell office:value-type="percentage" office:value="1" table:style-name="ce30">
            <text:p>100%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office:value-type="percentage" office:value="1" table:formula="of:=SUM([.D14:.I14])" table:style-name="ce32">
            <text:p>100%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covered-table-cell/>
          <table:table-cell office:value-type="string" table:style-name="ce6">
            <text:p>feqInsert</text:p>
          </table:table-cell>
          <table:table-cell office:value-type="float" office:value="4" table:style-name="ce21">
            <text:p>4</text:p>
          </table:table-cell>
          <table:table-cell table:style-name="ce30"/>
          <table:table-cell table:style-name="ce30"/>
          <table:table-cell table:style-name="ce30"/>
          <table:table-cell office:value-type="percentage" office:value="1" table:style-name="ce30">
            <text:p>100%</text:p>
          </table:table-cell>
          <table:table-cell table:style-name="ce30"/>
          <table:table-cell table:style-name="ce30"/>
          <table:table-cell office:value-type="percentage" office:value="1" table:formula="of:=SUM([.D15:.I15])" table:style-name="ce32">
            <text:p>100%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covered-table-cell/>
          <table:table-cell office:value-type="string" table:style-name="ce6">
            <text:p>feqPop</text:p>
          </table:table-cell>
          <table:table-cell office:value-type="float" office:value="2" table:style-name="ce21">
            <text:p>2</text:p>
          </table:table-cell>
          <table:table-cell office:value-type="percentage" office:value="1" table:style-name="ce30">
            <text:p>100%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office:value-type="percentage" office:value="1" table:formula="of:=SUM([.D16:.I16])" table:style-name="ce32">
            <text:p>100%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covered-table-cell/>
          <table:table-cell office:value-type="string" table:style-name="ce6">
            <text:p>feqIsEmpty</text:p>
          </table:table-cell>
          <table:table-cell office:value-type="float" office:value="1" table:style-name="ce21">
            <text:p>1</text:p>
          </table:table-cell>
          <table:table-cell table:style-name="ce30"/>
          <table:table-cell table:style-name="ce30"/>
          <table:table-cell table:style-name="ce30"/>
          <table:table-cell office:value-type="percentage" office:value="1" table:style-name="ce30">
            <text:p>100%</text:p>
          </table:table-cell>
          <table:table-cell table:style-name="ce30"/>
          <table:table-cell table:style-name="ce30"/>
          <table:table-cell office:value-type="percentage" office:value="1" table:formula="of:=SUM([.D17:.I17])" table:style-name="ce32">
            <text:p>100%</text:p>
          </table:table-cell>
          <table:table-cell table:number-columns-repeated="16374"/>
        </table:table-row>
        <table:table-row table:style-name="ro3">
          <table:table-cell office:value-type="string" table:number-columns-spanned="1" table:number-rows-spanned="6" table:style-name="ce25">
            <text:p>SWP</text:p>
          </table:table-cell>
          <table:table-cell office:value-type="string" table:style-name="ce10">
            <text:p>swpInit</text:p>
          </table:table-cell>
          <table:table-cell office:value-type="float" office:value="0" table:style-name="ce17">
            <text:p>0</text:p>
          </table:table-cell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1" table:formula="of:=SUM([.D18:.I18])" table:style-name="ce31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10">
            <text:p>swpTerm</text:p>
          </table:table-cell>
          <table:table-cell office:value-type="float" office:value="2" table:style-name="ce17">
            <text:p>2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office:value-type="percentage" office:value="1" table:formula="of:=SUM([.D19:.I19])" table:style-name="ce31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10">
            <text:p>swpPrint</text:p>
          </table:table-cell>
          <table:table-cell office:value-type="float" office:value="3" table:style-name="ce17">
            <text:p>3</text:p>
          </table:table-cell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1" table:formula="of:=SUM([.D20:.I20])" table:style-name="ce31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10">
            <text:p>swpAdd</text:p>
          </table:table-cell>
          <table:table-cell office:value-type="float" office:value="2" table:style-name="ce17">
            <text:p>2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office:value-type="percentage" office:value="1" table:formula="of:=SUM([.D21:.I21])" table:style-name="ce31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10">
            <text:p>swpPeek</text:p>
          </table:table-cell>
          <table:table-cell office:value-type="float" office:value="2" table:style-name="ce17">
            <text:p>2</text:p>
          </table:table-cell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1" table:formula="of:=SUM([.D22:.I22])" table:style-name="ce31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10">
            <text:p>swpRemove</text:p>
          </table:table-cell>
          <table:table-cell office:value-type="float" office:value="3" table:style-name="ce17">
            <text:p>3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office:value-type="percentage" office:value="1" table:formula="of:=SUM([.D23:.I23])" table:style-name="ce31">
            <text:p>100%</text:p>
          </table:table-cell>
          <table:table-cell table:number-columns-repeated="16374"/>
        </table:table-row>
        <table:table-row table:style-name="ro3">
          <table:table-cell office:value-type="string" table:number-columns-spanned="1" table:number-rows-spanned="9" table:style-name="ce26">
            <text:p>MEM</text:p>
          </table:table-cell>
          <table:table-cell office:value-type="string" table:style-name="ce6">
            <text:p>memInit</text:p>
          </table:table-cell>
          <table:table-cell office:value-type="string" table:style-name="ce21">
            <text:p>1+1+2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office:value-type="percentage" office:value="1" table:style-name="ce30">
            <text:p>100%</text:p>
          </table:table-cell>
          <table:table-cell office:value-type="percentage" office:value="1" table:formula="of:=SUM([.D24:.I24])" table:style-name="ce32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6">
            <text:p>memTerm</text:p>
          </table:table-cell>
          <table:table-cell office:value-type="string" table:style-name="ce21">
            <text:p>1+1+2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office:value-type="percentage" office:value="1" table:style-name="ce30">
            <text:p>100%</text:p>
          </table:table-cell>
          <table:table-cell office:value-type="percentage" office:value="1" table:formula="of:=SUM([.D25:.I25])" table:style-name="ce32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6">
            <text:p>memPrint</text:p>
          </table:table-cell>
          <table:table-cell office:value-type="string" table:style-name="ce21">
            <text:p>1+2+3</text:p>
          </table:table-cell>
          <table:table-cell table:style-name="ce30"/>
          <table:table-cell table:style-name="ce30"/>
          <table:table-cell office:value-type="percentage" office:value="1" table:style-name="ce30">
            <text:p>100%</text:p>
          </table:table-cell>
          <table:table-cell table:style-name="ce30"/>
          <table:table-cell table:style-name="ce30"/>
          <table:table-cell table:style-name="ce30"/>
          <table:table-cell office:value-type="percentage" office:value="1" table:formula="of:=SUM([.D26:.I26])" table:style-name="ce32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6">
            <text:p>memAlloc</text:p>
          </table:table-cell>
          <table:table-cell office:value-type="float" office:value="5" table:style-name="ce21">
            <text:p>5</text:p>
          </table:table-cell>
          <table:table-cell table:style-name="ce30"/>
          <table:table-cell table:style-name="ce30"/>
          <table:table-cell office:value-type="percentage" office:value="1" table:style-name="ce30">
            <text:p>100%</text:p>
          </table:table-cell>
          <table:table-cell table:style-name="ce30"/>
          <table:table-cell table:style-name="ce30"/>
          <table:table-cell table:style-name="ce30"/>
          <table:table-cell office:value-type="percentage" office:value="1" table:formula="of:=SUM([.D27:.I27])" table:style-name="ce32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6">
            <text:p>memFirstFitAlloc</text:p>
          </table:table-cell>
          <table:table-cell office:value-type="float" office:value="6" table:style-name="ce21">
            <text:p>6</text:p>
          </table:table-cell>
          <table:table-cell table:style-name="ce30"/>
          <table:table-cell office:value-type="percentage" office:value="1" table:style-name="ce30">
            <text:p>100%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office:value-type="percentage" office:value="1" table:formula="of:=SUM([.D28:.I28])" table:style-name="ce32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6">
            <text:p>memBuddySystemAlloc</text:p>
          </table:table-cell>
          <table:table-cell office:value-type="float" office:value="6" table:style-name="ce21">
            <text:p>6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office:value-type="percentage" office:value="1" table:style-name="ce30">
            <text:p>100%</text:p>
          </table:table-cell>
          <table:table-cell table:style-name="ce30"/>
          <table:table-cell office:value-type="percentage" office:value="1" table:formula="of:=SUM([.D29:.I29])" table:style-name="ce32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6">
            <text:p>memFree</text:p>
          </table:table-cell>
          <table:table-cell office:value-type="float" office:value="3" table:style-name="ce21">
            <text:p>3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office:value-type="percentage" office:value="1" table:style-name="ce30">
            <text:p>100%</text:p>
          </table:table-cell>
          <table:table-cell office:value-type="percentage" office:value="1" table:formula="of:=SUM([.D30:.I30])" table:style-name="ce32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6">
            <text:p>memFirstFitFree</text:p>
          </table:table-cell>
          <table:table-cell office:value-type="float" office:value="6" table:style-name="ce21">
            <text:p>6</text:p>
          </table:table-cell>
          <table:table-cell table:style-name="ce30"/>
          <table:table-cell office:value-type="percentage" office:value="1" table:style-name="ce30">
            <text:p>100%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office:value-type="percentage" office:value="1" table:formula="of:=SUM([.D31:.I31])" table:style-name="ce32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6">
            <text:p>memBuddySystemFree</text:p>
          </table:table-cell>
          <table:table-cell office:value-type="float" office:value="6" table:style-name="ce21">
            <text:p>6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office:value-type="percentage" office:value="1" table:style-name="ce30">
            <text:p>100%</text:p>
          </table:table-cell>
          <table:table-cell table:style-name="ce30"/>
          <table:table-cell office:value-type="percentage" office:value="1" table:formula="of:=SUM([.D32:.I32])" table:style-name="ce32">
            <text:p>100%</text:p>
          </table:table-cell>
          <table:table-cell table:number-columns-repeated="16374"/>
        </table:table-row>
        <table:table-row table:style-name="ro3">
          <table:table-cell office:value-type="string" table:number-columns-spanned="1" table:number-rows-spanned="8" table:style-name="ce25">
            <text:p>SIM</text:p>
          </table:table-cell>
          <table:table-cell office:value-type="string" table:style-name="ce10">
            <text:p>simInit</text:p>
          </table:table-cell>
          <table:table-cell office:value-type="float" office:value="2" table:style-name="ce17">
            <text:p>2</text:p>
          </table:table-cell>
          <table:table-cell table:style-name="ce29"/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table:style-name="ce29"/>
          <table:table-cell office:value-type="percentage" office:value="1" table:formula="of:=SUM([.D33:.I33])" table:style-name="ce31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10">
            <text:p>simTerm</text:p>
          </table:table-cell>
          <table:table-cell office:value-type="float" office:value="2" table:style-name="ce17">
            <text:p>2</text:p>
          </table:table-cell>
          <table:table-cell office:value-type="percentage" office:value="1" table:style-name="ce29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1" table:formula="of:=SUM([.D34:.I34])" table:style-name="ce31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10">
            <text:p>simPrint</text:p>
          </table:table-cell>
          <table:table-cell office:value-type="float" office:value="4" table:style-name="ce17">
            <text:p>4</text:p>
          </table:table-cell>
          <table:table-cell table:style-name="ce29"/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table:style-name="ce29"/>
          <table:table-cell office:value-type="percentage" office:value="1" table:formula="of:=SUM([.D35:.I35])" table:style-name="ce31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10">
            <text:p>simLoad</text:p>
          </table:table-cell>
          <table:table-cell office:value-type="float" office:value="6" table:style-name="ce17">
            <text:p>6</text:p>
          </table:table-cell>
          <table:table-cell office:value-type="percentage" office:value="1" table:style-name="ce29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1" table:formula="of:=SUM([.D36:.I36])" table:style-name="ce31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10">
            <text:p>simRandomFill</text:p>
          </table:table-cell>
          <table:table-cell office:value-type="float" office:value="5" table:style-name="ce17">
            <text:p>5</text:p>
          </table:table-cell>
          <table:table-cell table:style-name="ce29"/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table:style-name="ce29"/>
          <table:table-cell office:value-type="percentage" office:value="1" table:formula="of:=SUM([.D37:.I37])" table:style-name="ce31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10">
            <text:p>simGetProcess</text:p>
          </table:table-cell>
          <table:table-cell office:value-type="float" office:value="2" table:style-name="ce17">
            <text:p>2</text:p>
          </table:table-cell>
          <table:table-cell office:value-type="percentage" office:value="1" table:style-name="ce29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1" table:formula="of:=SUM([.D38:.I38])" table:style-name="ce31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10">
            <text:p>simStep</text:p>
          </table:table-cell>
          <table:table-cell office:value-type="float" office:value="6" table:style-name="ce17">
            <text:p>6</text:p>
          </table:table-cell>
          <table:table-cell office:value-type="percentage" office:value="0.6" table:style-name="ce29">
            <text:p>60%</text:p>
          </table:table-cell>
          <table:table-cell table:style-name="ce29"/>
          <table:table-cell table:style-name="ce29"/>
          <table:table-cell office:value-type="percentage" office:value="0.4" table:style-name="ce29">
            <text:p>40%</text:p>
          </table:table-cell>
          <table:table-cell table:style-name="ce29"/>
          <table:table-cell table:style-name="ce29"/>
          <table:table-cell office:value-type="percentage" office:value="1" table:formula="of:=SUM([.D39:.I39])" table:style-name="ce31">
            <text:p>100%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10">
            <text:p>simRun</text:p>
          </table:table-cell>
          <table:table-cell office:value-type="float" office:value="2" table:style-name="ce17">
            <text:p>2</text:p>
          </table:table-cell>
          <table:table-cell office:value-type="percentage" office:value="1" table:style-name="ce29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1" table:formula="of:=SUM([.D40:.I40])" table:style-name="ce31">
            <text:p>100%</text:p>
          </table:table-cell>
          <table:table-cell table:number-columns-repeated="16374"/>
        </table:table-row>
        <table:table-row table:style-name="ro6">
          <table:table-cell table:number-columns-repeated="2" table:style-name="ce23"/>
          <table:table-cell table:number-columns-repeated="8" table:style-name="ce3"/>
          <table:table-cell table:number-columns-repeated="16374" table:style-name="ce24"/>
        </table:table-row>
        <table:table-row table:number-rows-repeated="1048535" table:style-name="ro4">
          <table:table-cell table:number-columns-repeated="16384"/>
        </table:table-row>
      </table:table>
      <table:table table:name="comments" table:style-name="ta2">
        <table:table-column table:style-name="co10" table:number-columns-repeated="64" table:default-cell-style-name="ce1"/>
        <table:table-column table:style-name="co4" table:number-columns-repeated="16320" table:default-cell-style-name="ce1"/>
        <table:table-row table:style-name="ro4">
          <table:table-cell office:value-type="string" table:style-name="ce1">
            <text:p>test.sh – Paulo Macedo</text:p>
          </table:table-cell>
          <table:table-cell table:number-columns-repeated="16383"/>
        </table:table-row>
        <table:table-row table:style-name="ro4">
          <table:table-cell office:value-type="string" table:style-name="ce27">
            <text:p>Foi criado um bash script para fazer testes automáticos, em que cada simulação gera um ficheiro totalmente aleatório, usando portanto, as duas versões do projeto o mesmo ficheiro de simulação como input. Neste script é possível especificar o número de simulações, chunk size, os size, kernel size, funções a serem removidas da versão binária e por último, definir a política de alocação de memória.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Ubuntu" svg:font-family="Ubuntu"/>
    <style:font-face style:name="Tlwg Typo" svg:font-family="&quot;Tlwg Typo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number number:decimal-places="0" number:min-decimal-places="0" number:min-integer-digits="6"/>
    </number:number-style>
    <number:date-style style:name="N37">
      <number:text>BOOL</number:text>
      <number:year/>
      <number:text>AN</number:text>
    </number:dat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middle" fo:background-color="#CC0000" style:repeat-content="false"/>
      <style:paragraph-properties fo:text-align="center"/>
      <style:text-properties fo:color="#FFFFFF" style:font-name="Ubuntu" style:font-name-asian="Ubuntu" style:font-name-complex="Ubuntu" fo:font-size="8pt" style:font-size-asian="8pt" style:font-size-complex="8pt" fo:font-weight="bold" style:font-weight-asian="bold" style:font-weight-complex="bold"/>
    </style:style>
    <style:style style:name="ConditionalStyle_1_32_1" style:display-name="ConditionalStyle_1 1" style:family="table-cell" style:data-style-name="N0">
      <style:table-cell-properties style:vertical-align="automatic" fo:background-color="#81D41A"/>
      <style:text-properties style:font-name="Ubuntu" style:font-name-asian="Ubuntu" style:font-name-complex="Ubuntu" fo:font-size="8pt" style:font-size-asian="8pt" style:font-size-complex="8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>
      <style:table-cell-properties fo:background-color="#81D41A"/>
    </style:style>
    <style:style style:name="cf2" style:family="table-cell">
      <style:table-cell-properties fo:background-color="#CC0000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1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Tomás Fonseca</dc:creator>
    <meta:creation-date>2022-12-28T14:47:45Z</meta:creation-date>
    <dc:date>2023-12-28T21:52:21Z</dc:date>
    <meta:editing-cycles>101</meta:editing-cycles>
    <meta:editing-duration>PT120412S</meta:editing-duration>
  </office:meta>
</office:document-meta>
</file>